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28d03" officeooo:paragraph-rsid="00128d03" style:font-weight-asian="bold" style:font-weight-complex="bold"/>
    </style:style>
    <style:style style:name="P2" style:family="paragraph" style:parent-style-name="Standard">
      <style:paragraph-properties fo:text-align="start" style:justify-single-word="false"/>
      <style:text-properties fo:font-weight="bold" officeooo:rsid="00128d03" officeooo:paragraph-rsid="00128d03" style:font-weight-asian="bold" style:font-weight-complex="bold"/>
    </style:style>
    <style:style style:name="P3" style:family="paragraph" style:parent-style-name="Standard">
      <style:paragraph-properties fo:text-align="start" style:justify-single-word="false"/>
      <style:text-properties fo:font-weight="normal" officeooo:rsid="00128d03" officeooo:paragraph-rsid="00128d03"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GLUG – TASK 1</text:p>
      <text:p text:style-name="P2"/>
      <text:p text:style-name="P3"><text:tab/>The python program uses csv file format to permanaently store the product information.</text:p>
      <text:p text:style-name="P3"><text:tab/>The info is gathered as a dictionary and is accessed to produce the outcome.</text:p>
      <text:p text:style-name="P3"><text:tab/>The program will prompt you to answer whether you are a customer or owner.</text:p>
      <text:p text:style-name="P3"><text:tab/><text:tab/>For customer, the program dispays the steps for the billing system where the customer can add things to his cart until he types exit. The program will check for the presence the product and availability of stock.</text:p>
      <text:p text:style-name="P3"><text:tab/><text:tab/>For owner, there are options to add, delete, search and update the product info.</text:p>
      <text:p text:style-name="P3">Add:</text:p>
      <text:p text:style-name="P3"><text:tab/>The owner have to manually type in the product details and add.</text:p>
      <text:p text:style-name="P3">Delete:</text:p>
      <text:p text:style-name="P3"><text:tab/>The owner have to type the name and the product gets removed.</text:p>
      <text:p text:style-name="P3">Search:</text:p>
      <text:p text:style-name="P3"><text:tab/>The owner can either search for a product or a category. If the searched product is not there, he can add it to the list.</text:p>
      <text:p text:style-name="P3">Update:</text:p>
      <text:p text:style-name="P3"><text:tab/>The owner can update the price and stock of the specific product. If the product is not available, the owner can add it to the stock.</text:p>
      <text:p text:style-name="P3"><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6:42:24.332740125</meta:creation-date>
    <dc:date>2017-07-11T06:51:30.407859327</dc:date>
    <meta:editing-duration>PT9M10S</meta:editing-duration>
    <meta:editing-cycles>1</meta:editing-cycles>
    <meta:document-statistic meta:table-count="0" meta:image-count="0" meta:object-count="0" meta:page-count="1" meta:paragraph-count="15" meta:word-count="174" meta:character-count="960" meta:non-whitespace-character-count="785"/>
    <meta:generator>LibreOffice/5.1.6.2$Linux_X86_64 LibreOffice_project/10m0$Build-2</meta:generator>
  </office:meta>
</office:document-meta>
</file>